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724cm" fo:min-width="3.09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48cm" fo:min-width="0.0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7cm" fo:min-width="2.1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7cm" fo:min-width="2.1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831cm"/>
      <style:paragraph-properties style:writing-mode="lr-tb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2.492cm" svg:y1="19.9cm" svg:x2="1.205cm" svg:y2="19.454cm">
            <text:p/>
          </draw:line>
          <draw:line draw:style-name="gr1" draw:text-style-name="P1" draw:layer="layout" svg:x1="3.664cm" svg:y1="18.09cm" svg:x2="1.21cm" svg:y2="19.46cm">
            <text:p/>
          </draw:line>
          <draw:line draw:style-name="gr1" draw:text-style-name="P1" draw:layer="layout" svg:x1="3.641cm" svg:y1="15.815cm" svg:x2="1.017cm" svg:y2="14.872cm">
            <text:p/>
          </draw:line>
          <draw:line draw:style-name="gr1" draw:text-style-name="P1" draw:layer="layout" svg:x1="3.726cm" svg:y1="18.141cm" svg:x2="1.102cm" svg:y2="17.198cm">
            <text:p/>
          </draw:line>
          <draw:line draw:style-name="gr1" draw:text-style-name="P1" draw:layer="layout" svg:x1="3.621cm" svg:y1="15.769cm" svg:x2="1.167cm" svg:y2="17.139cm">
            <text:p/>
          </draw:line>
          <draw:line draw:style-name="gr1" draw:text-style-name="P1" draw:layer="layout" svg:x1="3.454cm" svg:y1="13.475cm" svg:x2="1cm" svg:y2="14.845cm">
            <text:p/>
          </draw:line>
          <draw:line draw:style-name="gr1" draw:text-style-name="P1" draw:layer="layout" svg:x1="3.327cm" svg:y1="13.509cm" svg:x2="2.04cm" svg:y2="13.063cm">
            <text:p/>
          </draw:line>
        </draw:g>
        <draw:custom-shape draw:style-name="gr2" draw:text-style-name="P2" xml:id="id5" draw:id="id5" draw:layer="layout" svg:width="7.187cm" svg:height="5.922cm" draw:transform="skewX (0.000174532925199433) rotate (-1.5688764646177) translate (12.986cm 1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line draw:style-name="gr1" draw:text-style-name="P1" draw:layer="layout" svg:x1="16.79cm" svg:y1="11.256cm" svg:x2="16.335cm" svg:y2="12.541cm">
            <text:p/>
          </draw:line>
          <draw:line draw:style-name="gr1" draw:text-style-name="P1" draw:layer="layout" svg:x1="14.988cm" svg:y1="10.075cm" svg:x2="16.341cm" svg:y2="12.538cm">
            <text:p/>
          </draw:line>
          <draw:line draw:style-name="gr1" draw:text-style-name="P1" draw:layer="layout" svg:x1="12.715cm" svg:y1="10.081cm" svg:x2="11.753cm" svg:y2="12.698cm">
            <text:p/>
          </draw:line>
          <draw:line draw:style-name="gr1" draw:text-style-name="P1" draw:layer="layout" svg:x1="15.041cm" svg:y1="10.011cm" svg:x2="14.079cm" svg:y2="12.628cm">
            <text:p/>
          </draw:line>
          <draw:line draw:style-name="gr1" draw:text-style-name="P1" draw:layer="layout" svg:x1="12.667cm" svg:y1="10.1cm" svg:x2="14.02cm" svg:y2="12.563cm">
            <text:p/>
          </draw:line>
          <draw:line draw:style-name="gr1" draw:text-style-name="P1" draw:layer="layout" svg:x1="10.373cm" svg:y1="10.252cm" svg:x2="11.726cm" svg:y2="12.715cm">
            <text:p/>
          </draw:line>
          <draw:line draw:style-name="gr1" draw:text-style-name="P1" draw:layer="layout" svg:x1="10.405cm" svg:y1="10.377cm" svg:x2="9.95cm" svg:y2="11.662cm">
            <text:p/>
          </draw:line>
        </draw:g>
        <draw:line draw:style-name="gr3" draw:text-style-name="P3" xml:id="id1" draw:id="id1" draw:layer="layout" svg:x1="7.065cm" svg:y1="7.005cm" svg:x2="4.528cm" svg:y2="7.007cm">
          <text:p/>
        </draw:line>
        <draw:connector draw:style-name="gr4" draw:text-style-name="P2" xml:id="id4" draw:id="id4" draw:layer="layout" svg:x1="4.528cm" svg:y1="7.006cm" svg:x2="9.95cm" svg:y2="11.363cm" draw:start-shape="id1" draw:start-glue-point="3" draw:end-shape="id2" draw:end-glue-point="3" svg:d="M4528 7006v4357h5422" svg:viewBox="0 0 5423 4358">
          <text:p/>
        </draw:connector>
        <draw:line draw:style-name="gr3" draw:text-style-name="P3" draw:layer="layout" svg:x1="16.789cm" svg:y1="11.446cm" svg:x2="16.789cm" svg:y2="5.104cm">
          <text:p/>
        </draw:line>
        <draw:connector draw:style-name="gr4" draw:text-style-name="P2" draw:layer="layout" draw:line-skew="-0.789cm" svg:x1="2.363cm" svg:y1="13.063cm" svg:x2="4.528cm" svg:y2="11.363cm" draw:start-shape="id3" draw:start-glue-point="0" draw:end-shape="id4" draw:end-glue-point="0" svg:d="M2363 13063v-1663h2165v-37" svg:viewBox="0 0 2166 1701">
          <text:p/>
        </draw:connector>
        <draw:line draw:style-name="gr3" draw:text-style-name="P3" xml:id="id9" draw:id="id9" draw:layer="layout" svg:x1="4.7cm" svg:y1="21.2cm" svg:x2="4.739cm" svg:y2="22.651cm">
          <text:p/>
        </draw:line>
        <draw:custom-shape draw:style-name="gr5" draw:text-style-name="P2" xml:id="id6" draw:id="id6" draw:layer="layout" svg:width="0.846cm" svg:height="0.846cm" svg:x="16.154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628cm" svg:height="5.497cm" svg:x="2.1cm" svg:y="14.3cm">
          <draw:text-box draw:corner-radius="0.505cm">
            <text:p><text:span text:style-name="T1">R</text:span><text:span text:style-name="T2">4</text:span></text:p>
          </draw:text-box>
        </draw:frame>
        <draw:frame draw:style-name="gr7" draw:text-style-name="P4" draw:layer="layout" svg:width="2.627cm" svg:height="5.497cm" svg:x="12.561cm" svg:y="8.698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4.652cm" svg:height="7.081cm" svg:x="7.164cm" svg:y="2.139cm">
          <draw:text-box>
            <text:p/>
            <text:p>+</text:p>
            <text:p/>
            <text:p/>
            <text:p/>
            <text:p/>
            <text:p>-</text:p>
          </draw:text-box>
        </draw:frame>
        <draw:line draw:style-name="gr3" draw:text-style-name="P3" draw:layer="layout" svg:x1="7.1cm" svg:y1="3.148cm" svg:x2="4cm" svg:y2="3.148cm">
          <text:p/>
        </draw:line>
        <draw:connector draw:style-name="gr4" draw:text-style-name="P2" draw:layer="layout" svg:x1="12.993cm" svg:y1="5.092cm" svg:x2="16.154cm" svg:y2="5.105cm" draw:start-shape="id5" draw:start-glue-point="4" draw:end-shape="id6" draw:end-glue-point="6" svg:d="M12993 5092h1581v13h1580" svg:viewBox="0 0 3162 14">
          <text:p/>
        </draw:connector>
        <draw:g>
          <draw:line draw:style-name="gr1" draw:text-style-name="P1" draw:layer="layout" svg:x1="5.769cm" svg:y1="23.213cm" svg:x2="3.6cm" svg:y2="23.227cm">
            <text:p/>
          </draw:line>
          <draw:line draw:style-name="gr1" draw:text-style-name="P1" draw:layer="layout" svg:x1="5.77cm" svg:y1="23.205cm" svg:x2="3.601cm" svg:y2="23.219cm">
            <text:p/>
          </draw:line>
          <draw:line draw:style-name="gr1" draw:text-style-name="P1" draw:layer="layout" svg:x1="4.192cm" svg:y1="23.527cm" svg:x2="5.27cm" svg:y2="23.527cm">
            <text:p/>
          </draw:line>
          <draw:line draw:style-name="gr1" draw:text-style-name="P1" draw:layer="layout" svg:x1="4.483cm" svg:y1="23.796cm" svg:x2="5.001cm" svg:y2="23.796cm">
            <text:p/>
          </draw:line>
          <draw:line draw:style-name="gr1" draw:text-style-name="P1" draw:layer="layout" svg:x1="4.713cm" svg:y1="23.194cm" svg:x2="4.722cm" svg:y2="22.5cm">
            <text:p/>
          </draw:line>
        </draw:g>
        <draw:custom-shape draw:style-name="gr5" draw:text-style-name="P2" draw:layer="layout" svg:width="0.846cm" svg:height="0.846cm" svg:x="3.55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9" draw:text-style-name="P1" draw:layer="layout" svg:x1="6.079cm" svg:y1="12.93cm" svg:x2="6.075cm" svg:y2="13.948cm">
            <text:p/>
          </draw:line>
          <draw:line draw:style-name="gr9" draw:text-style-name="P1" draw:layer="layout" svg:x1="4.779cm" svg:y1="13.951cm" svg:x2="7.367cm" svg:y2="13.963cm">
            <text:p/>
          </draw:line>
          <draw:line draw:style-name="gr9" draw:text-style-name="P1" draw:layer="layout" svg:x1="4.778cm" svg:y1="14.976cm" svg:x2="7.366cm" svg:y2="14.988cm">
            <text:p/>
          </draw:line>
          <draw:line draw:style-name="gr9" draw:text-style-name="P1" draw:layer="layout" svg:x1="6.072cm" svg:y1="14.977cm" svg:x2="6.068cm" svg:y2="15.995cm">
            <text:p/>
          </draw:line>
        </draw:g>
        <draw:g xml:id="id8" draw:id="id8">
          <draw:line draw:style-name="gr9" draw:text-style-name="P1" draw:layer="layout" svg:x1="6.047cm" svg:y1="16.706cm" svg:x2="6.043cm" svg:y2="17.724cm">
            <text:p/>
          </draw:line>
          <draw:line draw:style-name="gr9" draw:text-style-name="P1" draw:layer="layout" svg:x1="4.747cm" svg:y1="17.727cm" svg:x2="7.335cm" svg:y2="17.739cm">
            <text:p/>
          </draw:line>
          <draw:line draw:style-name="gr9" draw:text-style-name="P1" draw:layer="layout" svg:x1="4.746cm" svg:y1="18.751cm" svg:x2="7.334cm" svg:y2="18.763cm">
            <text:p/>
          </draw:line>
          <draw:line draw:style-name="gr9" draw:text-style-name="P1" draw:layer="layout" svg:x1="6.041cm" svg:y1="18.753cm" svg:x2="6.037cm" svg:y2="19.771cm">
            <text:p/>
          </draw:line>
        </draw:g>
        <draw:g xml:id="id10" draw:id="id10">
          <draw:line draw:style-name="gr9" draw:text-style-name="P1" draw:layer="layout" svg:x1="8.858cm" svg:y1="14.568cm" svg:x2="8.854cm" svg:y2="15.586cm">
            <text:p/>
          </draw:line>
          <draw:line draw:style-name="gr9" draw:text-style-name="P1" draw:layer="layout" svg:x1="7.558cm" svg:y1="15.589cm" svg:x2="10.146cm" svg:y2="15.601cm">
            <text:p/>
          </draw:line>
          <draw:line draw:style-name="gr9" draw:text-style-name="P1" draw:layer="layout" svg:x1="7.557cm" svg:y1="16.614cm" svg:x2="10.145cm" svg:y2="16.626cm">
            <text:p/>
          </draw:line>
          <draw:line draw:style-name="gr9" draw:text-style-name="P1" draw:layer="layout" svg:x1="8.852cm" svg:y1="16.615cm" svg:x2="8.848cm" svg:y2="17.633cm">
            <text:p/>
          </draw:line>
        </draw:g>
        <draw:connector draw:style-name="gr4" draw:text-style-name="P2" draw:layer="layout" svg:x1="6.072cm" svg:y1="15.995cm" svg:x2="6.04cm" svg:y2="16.706cm" draw:start-shape="id7" draw:start-glue-point="2" draw:end-shape="id8" draw:end-glue-point="0" svg:d="M6072 15995v356h-32v355" svg:viewBox="0 0 33 712">
          <text:p/>
        </draw:connector>
        <draw:connector draw:style-name="gr4" draw:text-style-name="P2" draw:layer="layout" draw:line-skew="-0.722cm" svg:x1="6.072cm" svg:y1="12.93cm" svg:x2="4.528cm" svg:y2="11.363cm" draw:start-shape="id7" draw:start-glue-point="0" draw:end-shape="id4" draw:end-glue-point="0" svg:d="M6072 12930v-1530h-1544v-37" svg:viewBox="0 0 1545 1568">
          <text:p/>
        </draw:connector>
        <draw:connector draw:style-name="gr4" draw:text-style-name="P2" draw:layer="layout" svg:x1="4.719cm" svg:y1="21.2cm" svg:x2="2.363cm" svg:y2="19.9cm" draw:start-shape="id9" draw:end-shape="id3" draw:end-glue-point="2" svg:d="M4719 21200v-625h-2356v-675" svg:viewBox="0 0 2357 1301">
          <text:p/>
        </draw:connector>
        <draw:connector draw:style-name="gr4" draw:text-style-name="P2" xml:id="id11" draw:id="id11" draw:layer="layout" draw:line-skew="0.12cm" svg:x1="4.8cm" svg:y1="20.637cm" svg:x2="6.04cm" svg:y2="19.771cm" draw:end-shape="id8" draw:end-glue-point="2" svg:d="M4800 20637v-37h1240v-829" svg:viewBox="0 0 1241 867">
          <text:p/>
        </draw:connector>
        <draw:connector draw:style-name="gr4" draw:text-style-name="P2" draw:layer="layout" draw:line-skew="-0.538cm" svg:x1="8.851cm" svg:y1="17.633cm" svg:x2="5.42cm" svg:y2="20.6cm" draw:start-shape="id10" draw:start-glue-point="2" draw:end-shape="id11" draw:end-glue-point="0" svg:d="M8851 17633v2967h-3431" svg:viewBox="0 0 3432 2968">
          <text:p/>
        </draw:connector>
        <draw:connector draw:style-name="gr4" draw:text-style-name="P2" draw:layer="layout" svg:x1="8.851cm" svg:y1="14.568cm" svg:x2="9.95cm" svg:y2="11.363cm" draw:start-shape="id10" draw:start-glue-point="0" draw:end-shape="id2" draw:end-glue-point="3" svg:d="M8851 14568v-3205h1099" svg:viewBox="0 0 1100 3206">
          <text:p/>
        </draw:connector>
        <draw:frame draw:style-name="gr6" draw:text-style-name="P4" draw:layer="layout" svg:width="2.628cm" svg:height="5.497cm" svg:x="9.368cm" svg:y="17.724cm">
          <draw:text-box draw:corner-radius="0.505cm">
            <text:p><text:span text:style-name="T1">C</text:span><text:span text:style-name="T2">au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2:23.966850756</meta:creation-date>
    <dc:date>2021-06-06T10:52:00.580525458</dc:date>
    <meta:editing-duration>PT11M45S</meta:editing-duration>
    <meta:editing-cycles>3</meta:editing-cycles>
    <meta:generator>LibreOffice/6.4.6.2$Linux_X86_64 LibreOffice_project/40$Build-2</meta:generator>
    <meta:document-statistic meta:object-count="57"/>
  </office:meta>
</office:document-meta>
</file>